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2.774cm" svg:x="1.524cm" svg:y="0.508cm">
          <draw:text-box>
            <text:p text:style-name="P1"><text:span text:style-name="T1">The Holy Gospel</text:span></text:p>
            <text:p text:style-name="P1"><text:span text:style-name="T2">John 8:48–5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7.766cm" svg:x="1.524cm" svg:y="0.508cm">
          <draw:text-box>
            <text:p text:style-name="P4"><text:span text:style-name="T3">48</text:span><text:span text:style-name="T4">The Jews answered him, “Are we not right in saying that you are a Samaritan and have a demon?” </text:span><text:span text:style-name="T3">49</text:span><text:span text:style-name="T4">Jesus answered, “I do not have a demon, but I honor my Father, and you dishonor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892cm" svg:height="7.766cm" svg:x="1.524cm" svg:y="0.508cm">
          <draw:text-box>
            <text:p text:style-name="P4"><text:span text:style-name="T3">50</text:span><text:span text:style-name="T4">Yet I do not seek my own glory; there is One who seeks it, and he is the judge. </text:span><text:span text:style-name="T3">51</text:span><text:span text:style-name="T4">Truly, truly, I say to you, if anyone keeps my word, he will never see death.” </text:span><text:span text:style-name="T3">52</text:span><text:span text:style-name="T4">The Jews said to him, “Now we know that you have a demo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892cm" svg:height="7.766cm" svg:x="1.524cm" svg:y="0.508cm">
          <draw:text-box>
            <text:p text:style-name="P4"><text:span text:style-name="T4">Abraham died, as did the prophets, yet you say, ‘If anyone keeps my word, he will never taste death.’ </text:span><text:span text:style-name="T3">53</text:span><text:span text:style-name="T4">Are you greater than our father Abraham, who died? And the prophets died! Who do you make yourself out to be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892cm" svg:height="6.263cm" svg:x="1.524cm" svg:y="0.508cm">
          <draw:text-box>
            <text:p text:style-name="P4"><text:span text:style-name="T3">54</text:span><text:span text:style-name="T4">Jesus answered, “If I glorify myself, my glory is nothing. It is my Father who glorifies me, of whom you say, ‘He is our God.’ </text:span><text:span text:style-name="T3">55</text:span><text:span text:style-name="T4">But you have not known him. I know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892cm" svg:height="6.263cm" svg:x="1.524cm" svg:y="0.508cm">
          <draw:text-box>
            <text:p text:style-name="P4"><text:span text:style-name="T4">If I were to say that I do not know him, I would be a liar like you, but I do know him and I keep his word. </text:span><text:span text:style-name="T3">56</text:span><text:span text:style-name="T4">Your father Abraham rejoiced that he would see my day. He saw it and was gla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4.892cm" svg:height="9.269cm" svg:x="1.524cm" svg:y="0.508cm">
          <draw:text-box>
            <text:p text:style-name="P4"><text:span text:style-name="T3">57</text:span><text:span text:style-name="T4">So the Jews said to him, “You are not yet fifty years old, and have you seen Abraham?” </text:span><text:span text:style-name="T3">58</text:span><text:span text:style-name="T4">Jesus said to them, “Truly, truly, I say to you, before Abraham was, I am.” </text:span><text:span text:style-name="T3">59</text:span><text:span text:style-name="T4">So they picked up stones to throw at him, but Jesus hid himself and went out of the tem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8T10:43:56.690000000</meta:creation-date>
    <dc:date>2016-05-18T10:54:32.551000000</dc:date>
    <meta:editing-duration>PT23S</meta:editing-duration>
    <meta:editing-cycles>2</meta:editing-cycles>
    <meta:generator>LibreOffice/5.1.2.2$Windows_X86_64 LibreOffice_project/d3bf12ecb743fc0d20e0be0c58ca359301eb705f</meta:generator>
    <meta:document-statistic meta:object-count="42"/>
  </office:meta>
</office:document-meta>
</file>